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D. S. Cohen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0 March 1876</text:p>
      <text:p text:style-name="P5">Month<text:tab/><text:tab/><text:tab/><text:tab/><text:tab/><text:tab/>March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Phila. Mch 20</text:span><text:span text:style-name="T2">th</text:span><text:span text:style-name="T1"> 76./</text:span></text:p>
      <text:p text:style-name="P2"><text:span text:style-name="T1">Rev S. Morais,/</text:span></text:p>
      <text:p text:style-name="P2"><text:span text:style-name="T1"><text:tab/>Dear Sir:/</text:span></text:p>
      <text:p text:style-name="P2"><text:span text:style-name="T1"><text:tab/><text:tab/>The directions/ of the Young Men's Hebrew/ Association desire to express/ to you, their thanks for the/ entertaining and instructive/ address delivered by you/ at the late entertainment of/ the society,/</text:span></text:p>
      <text:p text:style-name="P2"><text:span text:style-name="T1"><text:tab/>Very truly &amp; respectfully/</text:span></text:p>
      <text:p text:style-name="P2"><text:span text:style-name="T1"><text:tab/><text:tab/>Yours,/</text:span></text:p>
      <text:p text:style-name="P2"><text:span text:style-name="T1"><text:tab/><text:tab/><text:tab/>D S Cohen/</text:span></text:p>
      <text:p text:style-name="P2"><text:span text:style-name="T1"><text:tab/><text:tab/><text:tab/><text:tab/>cor sec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2:42:00</meta:creation-date>
    <dc:date>2009-05-27T12:46:55</dc:date>
    <dc:language>en-US</dc:language>
    <meta:editing-cycles>2</meta:editing-cycles>
    <meta:editing-duration>PT4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213" meta:character-count="1589"/>
  </office:meta>
</office:document-meta>
</file>